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Segoe UI Local" svg:font-family="'Segoe UI Local', 'Segoe WP', 'Segoe UI Web', SkypeUISymbol, Tahoma, 'Helvetica Neue', Helvetica, 'Meiryo UI', Meiryo, 'Arial Unicode MS', sans-serif"/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d1ca" officeooo:paragraph-rsid="001dd1ca"/>
    </style:style>
    <style:style style:name="P2" style:family="paragraph" style:parent-style-name="Standard">
      <style:text-properties fo:font-variant="normal" fo:text-transform="none" fo:color="#2b2b30" style:font-name="Segoe UI Local" fo:font-size="9.75pt" fo:letter-spacing="normal" fo:font-style="normal" fo:font-weight="normal" officeooo:rsid="001dd1ca" officeooo:paragraph-rsid="001dd1ca"/>
    </style:style>
    <style:style style:name="P3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.265cm" style:contextual-spacing="false" fo:line-height="142%" fo:orphans="2" fo:widows="2" fo:text-indent="0cm" style:auto-text-indent="false" fo:background-color="#f3f5f7" fo:padding="0.176cm" fo:border="0.99pt solid #aebdcc">
        <style:background-image/>
      </style:paragraph-properties>
      <style:text-properties fo:font-variant="normal" fo:text-transform="none" fo:color="#333333" style:font-name="courier" fo:font-size="9.75pt" fo:letter-spacing="normal" fo:font-style="normal" fo:font-weight="normal"/>
    </style:style>
    <style:style style:name="P5" style:family="paragraph" style:parent-style-name="Preformatted_20_Text">
      <style:paragraph-properties fo:margin-top="0cm" fo:margin-bottom="0.265cm" style:contextual-spacing="false" fo:line-height="142%" fo:orphans="2" fo:widows="2" fo:background-color="#f3f5f7" fo:padding="0.176cm" fo:border="0.99pt solid #aebdcc">
        <style:background-image/>
      </style:paragraph-properties>
      <style:text-properties fo:font-variant="normal" fo:text-transform="none" fo:color="#333333" style:font-name="courier" fo:font-size="9.75pt" fo:letter-spacing="normal" fo:font-style="normal" fo:font-weight="normal"/>
    </style:style>
    <style:style style:name="T1" style:family="text">
      <style:text-properties officeooo:rsid="001dd1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span text:style-name="T1">Test ROS with TurtleSim</text:span></text:p>
      <text:p text:style-name="Standard"/>
      <text:p text:style-name="Standard"/>
      <text:p text:style-name="P3">Start the roscore:<text:bookmark text:name="line-8"/><text:bookmark text:name="line-9"/><text:bookmark text:name="line-10"/></text:p>
      <text:p text:style-name="P4"><text:bookmark text:name="line-1-1"/>$ roscore</text:p>
      <text:p text:style-name="P3">To compile and start the turtlesim:<text:bookmark text:name="line-13"/><text:bookmark text:name="line-14"/><text:bookmark text:name="line-15"/><text:bookmark text:name="line-16"/></text:p>
      <text:p text:style-name="P4"><text:bookmark text:name="line-1-2"/>$ rosmake turtlesim</text:p>
      <text:p text:style-name="P5"><text:bookmark text:name="line-2-1"/>$ rosrun turtlesim turtlesim_node</text:p>
      <text:p text:style-name="P1">blue screen will apprear with turtle image in middle.</text:p>
      <text:p text:style-name="P1"/>
      <text:p text:style-name="P1">move the turtle of the blue screen using below command</text:p>
      <text:p text:style-name="P1"/>
      <text:p text:style-name="P2">$ rosrun turtlesim turtle_teleop_k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Segoe UI Local" svg:font-family="'Segoe UI Local', 'Segoe WP', 'Segoe UI Web', SkypeUISymbol, Tahoma, 'Helvetica Neue', Helvetica, 'Meiryo UI', Meiryo, 'Arial Unicode MS', sans-serif"/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5:20:53.110388394</meta:creation-date>
    <dc:date>2018-03-12T15:22:43.114889294</dc:date>
    <meta:editing-duration>P0D</meta:editing-duration>
    <meta:editing-cycles>1</meta:editing-cycles>
    <meta:document-statistic meta:table-count="0" meta:image-count="0" meta:object-count="0" meta:page-count="1" meta:paragraph-count="9" meta:word-count="45" meta:character-count="282" meta:non-whitespace-character-count="244"/>
    <meta:generator>LibreOffice/4.2.8.2$Linux_X86_64 LibreOffice_project/420m0$Build-2</meta:generator>
  </office:meta>
</office:document-meta>
</file>